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1.582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Aktivitä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Fehlerklasse</text:p>
          </table:table-cell>
          <table:table-cell office:value-type="string" calcext:value-type="string">
            <text:p>Reaktionsdatum</text:p>
          </table:table-cell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Mailing: Bestellbestätig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Anlage Bestellung in Meson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Einrichtung Job update_erp_acc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4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August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Versandkost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Schnittstelle Adressabgleich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Dropdowns - Autocomplete applikationswe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erechtigungswe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tagingsystemtests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undle aktaulisiert auf allen Systeme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Logfilero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omainkonfiguration für Entwicklungs- und Stagingsystem, Firewal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Jobs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import Meson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Mesonic Datenimpo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Bechl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lasticsearch + Reindizier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xception Notific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Icecat</text:p>
          </table:table-cell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uchfe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migratio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rstes Porduktivsyst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ootstrap 2.3.2 -&gt; Bootstrap 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ootstrap 2.3.2 -&gt; Bootstrap 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Jul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iebswes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Trace Gem Installatio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iebswesen: Transport Server 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Migration Vertriebswesen nach Mercat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ntriebswesen in Produktionsumgebing lauffähi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 Jul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User Interface Vertragswes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rud Aktionen Vertragswesen: Verträge, Vertragspositionen, Verbräuch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4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Umstellung auf single page App</text:p>
          </table:table-cell>
          <table:table-cell office:value-type="float" office:value="4.75" calcext:value-type="float">
            <text:p>4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l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Synchronisation von Bedarfepositione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Automatische Aktualisierung der Bedarfsposition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arbiges Logging...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brauchsmatierial löschen und anlegen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Kopplung an Rails Applika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n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agswesen: Portierung nach Rails Asset Pipeline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Übersetzung Vertragswesen -&gt; Coffeescript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 Jun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-rails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Neue Verbrauchspositionen anleg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Jun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Kalkulationen auf Positionsebene</text:p>
          </table:table-cell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TDD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n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Twitter Bootstrap Datepicker Ember Integ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Datenbindung Datepicker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TDD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9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TD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ontracting: Formatierung, weitere Eingaben, Datepicker</text:p>
          </table:table-cell>
          <table:table-cell office:value-type="float" office:value="3.25" calcext:value-type="float">
            <text:p>3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ontracting: Kalkulation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Jun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Datenbindung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äge: Formatierte Ausgabe Helper, Vertragspositionen, Verbräuche</text:p>
          </table:table-cell>
          <table:table-cell office:value-type="float" office:value="4.25" calcext:value-type="float">
            <text:p>4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 Jun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Contractitems, Fixtures, Dump auf Stackoverflow gepost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Boostrap 3, Contracts Template, Contract Compone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ag Fixture darstell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Migration Bootstrap 3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Bootstrap 3 Migration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Bootstrap 3 Migratio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Schriftart, CSS, Layout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 Jun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2.75" calcext:value-type="float">
            <text:p>2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.js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monatliches Druckvolume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Model Tests Vertragspositon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Emb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Vertragspositione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3 Ma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Login via Email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Login Link Form, Login Link 10 min gültig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Login Link Email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Kennwort setzen, ändern, Account aktivier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Mai 2014</text:p>
          </table:table-cell>
          <table:table-cell office:value-type="string" calcext:value-type="string">
            <text:p>Konfigur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-Mail Adressen - Verifizierungsnachricht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Ma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Server Ivellio-Vellin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indeutige Emailadresse erzwingen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Mai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Icecat täglicher Update Job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Icecat Job für tägliches Update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Installatio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SEO: canonical tag, description tag, page title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SEO: Domaintrennung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Responsive Menü CSS Variable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Hoho Systemlast (defekte pngs)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Ma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Codeeditor für Pagetemplat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Kategorien: Ausblenden Filterhash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Rabatte in PDF-Angebot darstellen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Sprachwechs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 Mai 2014</text:p>
          </table:table-cell>
          <table:table-cell office:value-type="string" calcext:value-type="string">
            <text:p>Konfiguration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L10N (Lokalisierung = Übersetzung ins Englische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I18n (Internationalisierung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I18n (Internationalisierung)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I18n (Internationalisierung)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I18n (Internationalisierung)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Mai 2014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#558</text:p>
          </table:table-cell>
          <table:table-cell office:value-type="string" calcext:value-type="string">
            <text:p>OAuth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estätigung AGBs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452</text:p>
          </table:table-cell>
          <table:table-cell office:value-type="string" calcext:value-type="string">
            <text:p>Navigation AGBs, Adressnavigation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452</text:p>
          </table:table-cell>
          <table:table-cell office:value-type="string" calcext:value-type="string">
            <text:p>Rabatte auf Komplettangeboten kopierbar</text:p>
          </table:table-cell>
          <table:table-cell office:value-type="float" office:value="1.25" calcext:value-type="float">
            <text:p>1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452</text:p>
          </table:table-cell>
          <table:table-cell office:value-type="string" calcext:value-type="string">
            <text:p>Adresshandling in Komplettangebot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Gesamtangebot in eigenen Bestelltyp übernehme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Kategorien in Suchergebnis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uche: Ausgabeformatierung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Mai 2014</text:p>
          </table:table-cell>
          <table:table-cell office:value-type="string" calcext:value-type="string">
            <text:p>Business Logik / Controller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uche: Ajax-Repquest als Response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Icecat: Direktlink zu Quelldatenblättern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ite Search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rsatz Hobo Search Scope durch Sqeel in Produkt-, Kategorienadmin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Image Content Types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Photo content Type Bug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Ma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Geschäftsbedingungen im Warenkorb abhakbar.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 Ma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ackup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 Ma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Netzwerkanalyse viruelle Maschine Ivellio-Velli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Ma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earch scope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Ma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cripting Übersetzung Ländernamen eingespie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06 Mai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Model Tes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Ma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Update Ruby 2.1.1, Update Tests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Mai 2014</text:p>
          </table:table-cell>
          <table:table-cell office:value-type="string" calcext:value-type="string">
            <text:p>Planung / Spezifik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Specs Virtuelle Maschine I-V, Mail an Hrn. Arndorfer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duktsuche</text:p>
          </table:table-cell>
          <table:table-cell table:number-columns-repeated="3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.00.0000</text:date>, <text:time style:data-style-name="N2" text:time-value="09:24:22.4582703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07T10:10:54.793981306</dc:date>
    <meta:editing-duration>PT27M53S</meta:editing-duration>
    <meta:editing-cycles>3</meta:editing-cycles>
    <meta:document-statistic meta:table-count="1" meta:cell-count="579" meta:object-count="0"/>
  </office:meta>
</office:document-meta>
</file>